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T287" style:parent-style-name="Fonteparág.padrão" style:family="text">
      <style:text-properties fo:color="#000000"/>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font-size-complex="12pt"/>
    </style:style>
    <style:style style:name="T291" style:parent-style-name="Fonteparág.padrão" style:family="text">
      <style:text-properties fo:color="#000000" style:font-size-complex="12pt"/>
    </style:style>
    <style:style style:name="T292" style:parent-style-name="Fonteparág.padrão" style:family="text">
      <style:text-properties style:font-size-complex="12pt"/>
    </style:style>
    <style:style style:name="T293" style:parent-style-name="Fonteparág.padrão" style:family="text">
      <style:text-properties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font-style="italic" style:font-style-asian="italic" style:font-style-complex="italic" fo:color="#000000"/>
    </style:style>
    <style:style style:name="T299" style:parent-style-name="Fonteparág.padrão" style:family="text">
      <style:text-properties fo:color="#000000"/>
    </style:style>
    <style:style style:name="T300" style:parent-style-name="Fonteparág.padrão" style:family="text">
      <style:text-properties fo:font-style="italic" style:font-style-asian="italic" style:font-style-complex="italic" fo:color="#000000"/>
    </style:style>
    <style:style style:name="T301" style:parent-style-name="Fonteparág.padrão" style:family="text">
      <style:text-properties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P304" style:parent-style-name="Normal" style:family="paragraph">
      <style:text-properties fo:color="#000000"/>
    </style:style>
    <style:style style:name="P305" style:parent-style-name="Normal" style:family="paragraph">
      <style:text-properties fo:color="#0070C0"/>
    </style:style>
    <style:style style:name="P306" style:parent-style-name="Normal" style:family="paragraph">
      <style:text-properties fo:color="#0070C0"/>
    </style:style>
    <style:style style:name="P307" style:parent-style-name="Normal" style:family="paragraph">
      <style:text-properties style:font-size-complex="12pt"/>
    </style:style>
    <style:style style:name="P308" style:parent-style-name="Título1" style:family="paragraph">
      <style:paragraph-properties fo:break-before="page"/>
    </style:style>
    <style:style style:name="T309" style:parent-style-name="Fonteparág.padrão" style:family="text">
      <style:text-properties fo:font-style="italic" style:font-style-asian="italic"/>
    </style:style>
    <style:style style:name="T310" style:parent-style-name="Fonteparág.padrão" style:family="text">
      <style:text-properties fo:font-style="italic" style:font-style-asian="italic"/>
    </style:style>
    <style:style style:name="T311" style:parent-style-name="Fonteparág.padrão" style:family="text">
      <style:text-properties fo:color="#000000" style:font-size-complex="12pt"/>
    </style:style>
    <style:style style:name="T312" style:parent-style-name="Fonteparág.padrão" style:family="text">
      <style:text-properties fo:color="#000000" style:font-size-complex="12pt"/>
    </style:style>
    <style:style style:name="T313" style:parent-style-name="Fonteparág.padrão" style:family="text">
      <style:text-properties fo:font-style="italic" style:font-style-asian="italic" fo:color="#000000" style:font-size-complex="12pt"/>
    </style:style>
    <style:style style:name="T314" style:parent-style-name="Fonteparág.padrão" style:family="text">
      <style:text-properties fo:color="#000000" style:font-size-complex="12pt"/>
    </style:style>
    <style:style style:name="T315" style:parent-style-name="Fonteparág.padrão" style:family="text">
      <style:text-properties fo:color="#000000" style:font-size-complex="12pt"/>
    </style:style>
    <style:style style:name="T316" style:parent-style-name="Fonteparág.padrão" style:family="text">
      <style:text-properties fo:font-style="italic" style:font-style-asian="italic"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style:font-size-complex="12pt"/>
    </style:style>
    <style:style style:name="T319" style:parent-style-name="Fonteparág.padrão" style:family="text">
      <style:text-properties style:font-size-complex="12pt" fo:background-color="#FFFFFF"/>
    </style:style>
    <style:style style:name="T320" style:parent-style-name="Fonteparág.padrão" style:family="text">
      <style:text-properties fo:color="#000000" style:font-size-complex="12pt"/>
    </style:style>
    <style:style style:name="T321" style:parent-style-name="Fonteparág.padrão" style:family="text">
      <style:text-properties style:font-size-complex="12pt"/>
    </style:style>
    <style:style style:name="T322" style:parent-style-name="Fonteparág.padrão" style:family="text">
      <style:text-properties style:font-size-complex="12pt"/>
    </style:style>
    <style:style style:name="T323" style:parent-style-name="Fonteparág.padrão" style:family="text">
      <style:text-properties fo:color="#000000" style:font-size-complex="12pt"/>
    </style:style>
    <style:style style:name="T324" style:parent-style-name="Fonteparág.padrão" style:family="text">
      <style:text-properties style:font-size-complex="12pt" fo:background-color="#FFFFFF"/>
    </style:style>
    <style:style style:name="T325" style:parent-style-name="Fonteparág.padrão" style:family="text">
      <style:text-properties fo:font-style="italic" style:font-style-asian="italic" style:font-size-complex="12pt" fo:background-color="#FFFFFF"/>
    </style:style>
    <style:style style:name="T326" style:parent-style-name="Fonteparág.padrão" style:family="text">
      <style:text-properties style:font-size-complex="12pt" fo:background-color="#FFFFFF"/>
    </style:style>
    <style:style style:name="T327" style:parent-style-name="Fonteparág.padrão" style:family="text">
      <style:text-properties style:font-size-complex="12pt" fo:background-color="#FFFFFF"/>
    </style:style>
    <style:style style:name="P328" style:parent-style-name="Normal" style:family="paragraph">
      <style:paragraph-properties fo:text-indent="0in"/>
    </style:style>
    <style:style style:name="P329" style:parent-style-name="Normal" style:family="paragraph">
      <style:paragraph-properties style:text-autospace="none" style:vertical-align="auto" fo:margin-top="0in" fo:margin-bottom="0in" fo:text-indent="0.4916in"/>
      <style:text-properties style:font-size-complex="12pt" fo:hyphenate="true"/>
    </style:style>
    <style:style style:name="P330" style:parent-style-name="Normal" style:family="paragraph">
      <style:paragraph-properties style:text-autospace="none" style:vertical-align="auto" fo:margin-top="0in" fo:margin-bottom="0in" fo:text-indent="0.4916in"/>
      <style:text-properties fo:hyphenate="true"/>
    </style:style>
    <style:style style:name="T331" style:parent-style-name="Fonteparág.padrão" style:family="text">
      <style:text-properties style:font-size-complex="12pt"/>
    </style:style>
    <style:style style:name="T332" style:parent-style-name="Fonteparág.padrão" style:family="text">
      <style:text-properties fo:font-style="italic" style:font-style-asian="italic" style:font-size-complex="12pt"/>
    </style:style>
    <style:style style:name="T333" style:parent-style-name="Fonteparág.padrão" style:family="text">
      <style:text-properties style:font-size-complex="12pt"/>
    </style:style>
    <style:style style:name="T334" style:parent-style-name="Fonteparág.padrão" style:family="text">
      <style:text-properties style:font-size-complex="12pt"/>
    </style:style>
    <style:style style:name="T335" style:parent-style-name="Fonteparág.padrão" style:family="text">
      <style:text-properties fo:font-style="italic" style:font-style-asian="italic" style:font-size-complex="12pt"/>
    </style:style>
    <style:style style:name="T336" style:parent-style-name="Fonteparág.padrão" style:family="text">
      <style:text-properties style:font-size-complex="12pt"/>
    </style:style>
    <style:style style:name="P337" style:parent-style-name="Normal" style:family="paragraph">
      <style:paragraph-properties style:text-autospace="none" style:vertical-align="auto" fo:margin-top="0in" fo:margin-bottom="0in" fo:text-indent="0.4916in"/>
      <style:text-properties fo:hyphenate="true"/>
    </style:style>
    <style:style style:name="T338" style:parent-style-name="Fonteparág.padrão" style:family="text">
      <style:text-properties style:font-size-complex="12pt"/>
    </style:style>
    <style:style style:name="T339" style:parent-style-name="Fonteparág.padrão" style:family="text">
      <style:text-properties fo:font-style="italic" style:font-style-asian="italic" style:font-size-complex="12pt"/>
    </style:style>
    <style:style style:name="T340" style:parent-style-name="Fonteparág.padrão" style:family="text">
      <style:text-properties style:font-size-complex="12pt"/>
    </style:style>
    <style:style style:name="T341" style:parent-style-name="Fonteparág.padrão" style:family="text">
      <style:text-properties style:font-size-complex="12pt"/>
    </style:style>
    <style:style style:name="T342" style:parent-style-name="Fonteparág.padrão" style:family="text">
      <style:text-properties style:font-size-complex="12pt"/>
    </style:style>
    <style:style style:name="P343" style:parent-style-name="Normal" style:family="paragraph">
      <style:paragraph-properties style:text-autospace="none" style:vertical-align="auto" fo:margin-top="0in" fo:margin-bottom="0in" fo:text-indent="0.4916in"/>
      <style:text-properties fo:hyphenate="true"/>
    </style:style>
    <style:style style:name="T344" style:parent-style-name="Fonteparág.padrão" style:family="text">
      <style:text-properties style:font-size-complex="12pt"/>
    </style:style>
    <style:style style:name="P345" style:parent-style-name="Título2" style:family="paragraph">
      <style:paragraph-properties fo:text-indent="0.4916in"/>
    </style:style>
    <style:style style:name="T346" style:parent-style-name="Fonteparág.padrão" style:family="text">
      <style:text-properties fo:color="#000000"/>
    </style:style>
    <style:style style:name="T347" style:parent-style-name="Fonteparág.padrão" style:family="text">
      <style:text-properties fo:color="#000000"/>
    </style:style>
    <style:style style:name="P348" style:parent-style-name="Normal" style:family="paragraph">
      <style:text-properties fo:color="#000000"/>
    </style:style>
    <style:style style:name="T349" style:parent-style-name="Fonteparág.padrão" style:family="text">
      <style:text-properties style:font-name="Times New Roman" style:font-name-complex="Times New Roman" fo:font-weight="normal" style:font-weight-asian="normal" fo:color="#000000" fo:font-size="12pt" style:font-size-asian="12pt" style:font-size-complex="12pt"/>
    </style:style>
    <style:style style:name="T350" style:parent-style-name="Fonteparág.padrão" style:family="text">
      <style:text-properties style:font-name="Times New Roman" style:font-name-complex="Times New Roman" fo:font-weight="normal" style:font-weight-asian="normal" fo:color="#000000" fo:font-size="12pt" style:font-size-asian="12pt" style:font-size-complex="12pt"/>
    </style:style>
    <style:style style:name="T351" style:parent-style-name="Fonteparág.padrão" style:family="text">
      <style:text-properties style:font-name="Times New Roman" style:font-name-complex="Times New Roman" fo:font-weight="normal" style:font-weight-asian="normal" fo:color="#000000" fo:font-size="12pt" style:font-size-asian="12pt" style:font-size-complex="12pt"/>
    </style:style>
    <style:style style:name="P352" style:parent-style-name="Título2" style:family="paragraph">
      <style:paragraph-properties fo:text-indent="0.4916in"/>
      <style:text-properties style:font-name="Times New Roman" style:font-name-complex="Times New Roman" fo:font-weight="normal" style:font-weight-asian="normal" fo:color="#000000" fo:font-size="12pt" style:font-size-asian="12pt" style:font-size-complex="12pt"/>
    </style:style>
    <style:style style:name="P353" style:parent-style-name="Normal" style:family="paragraph">
      <style:text-properties fo:color="#000000"/>
    </style:style>
    <style:style style:name="P354" style:parent-style-name="Normal" style:family="paragraph">
      <style:text-properties fo:color="#000000"/>
    </style:style>
    <style:style style:name="P355" style:parent-style-name="Normal" style:family="paragraph">
      <style:text-properties fo:color="#000000"/>
    </style:style>
    <style:style style:name="P356" style:parent-style-name="Normal" style:family="paragraph">
      <style:text-properties fo:color="#000000"/>
    </style:style>
    <style:style style:name="P357" style:parent-style-name="Normal" style:family="paragraph">
      <style:text-properties fo:color="#000000"/>
    </style:style>
    <style:style style:name="P358" style:parent-style-name="Normal" style:family="paragraph">
      <style:text-properties fo:color="#000000"/>
    </style:style>
    <style:style style:name="P359" style:parent-style-name="Normal" style:family="paragraph">
      <style:text-properties fo:color="#000000"/>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0000"/>
    </style:style>
    <style:style style:name="P364" style:parent-style-name="Normal" style:family="paragraph">
      <style:text-properties fo:color="#000000"/>
    </style:style>
    <style:style style:name="P365" style:parent-style-name="Normal" style:family="paragraph">
      <style:text-properties fo:color="#0070C0"/>
    </style:style>
    <style:style style:name="P366" style:parent-style-name="Normal" style:family="paragraph">
      <style:text-properties fo:color="#0070C0"/>
    </style:style>
    <style:style style:name="P367" style:parent-style-name="Normal" style:family="paragraph">
      <style:text-properties fo:color="#0070C0"/>
    </style:style>
    <style:style style:name="P368" style:parent-style-name="Normal" style:family="paragraph">
      <style:text-properties fo:color="#0070C0"/>
    </style:style>
    <style:style style:name="P369" style:parent-style-name="Normal" style:family="paragraph">
      <style:text-properties fo:color="#0070C0"/>
    </style:style>
    <style:style style:name="P370" style:parent-style-name="Normal" style:family="paragraph">
      <style:text-properties fo:color="#0070C0"/>
    </style:style>
    <style:style style:name="P371" style:parent-style-name="Normal" style:family="paragraph">
      <style:text-properties fo:color="#0070C0"/>
    </style:style>
    <style:style style:name="P372" style:parent-style-name="Normal" style:family="paragraph">
      <style:text-properties fo:color="#0070C0"/>
    </style:style>
    <style:style style:name="P373" style:parent-style-name="Normal" style:family="paragraph">
      <style:text-properties fo:color="#0070C0"/>
    </style:style>
    <style:style style:name="P374" style:parent-style-name="NormalWeb" style:family="paragraph">
      <style:paragraph-properties fo:margin-top="0in" fo:margin-bottom="0in">
        <style:tab-stops>
          <style:tab-stop style:type="left" style:position="0.4979in"/>
        </style:tab-stops>
      </style:paragraph-properties>
      <style:text-properties style:font-name="Verdana" fo:language="pt" fo:country="BR"/>
    </style:style>
    <style:style style:name="P375" style:parent-style-name="Normal" style:family="paragraph">
      <style:text-properties fo:color="#0070C0"/>
    </style:style>
    <style:style style:name="P376" style:parent-style-name="Normal" style:family="paragraph">
      <style:text-properties fo:color="#FF0000"/>
    </style:style>
    <style:style style:name="P377" style:parent-style-name="Normal" style:family="paragraph">
      <style:text-properties fo:color="#0070C0"/>
    </style:style>
    <style:style style:name="P378" style:parent-style-name="Normal" style:family="paragraph">
      <style:text-properties fo:color="#FF0000"/>
    </style:style>
    <style:style style:name="P379" style:parent-style-name="Normal" style:family="paragraph">
      <style:text-properties fo:color="#0070C0"/>
    </style:style>
    <style:style style:name="P380" style:parent-style-name="Título1" style:family="paragraph">
      <style:paragraph-properties fo:break-before="page"/>
    </style:style>
    <style:style style:name="P381" style:parent-style-name="Normal" style:family="paragraph">
      <style:paragraph-properties fo:line-height="100%"/>
      <style:text-properties fo:color="#0070C0"/>
    </style:style>
    <style:style style:name="T382" style:parent-style-name="Fonteparág.padrão" style:family="text">
      <style:text-properties fo:color="#0070C0"/>
    </style:style>
    <style:style style:name="T383" style:parent-style-name="Fonteparág.padrão" style:family="text">
      <style:text-properties fo:color="#0070C0" style:font-size-complex="12pt"/>
    </style:style>
    <style:style style:name="T384" style:parent-style-name="Fonteparág.padrão" style:family="text">
      <style:text-properties fo:color="#0070C0" style:font-size-complex="12pt"/>
    </style:style>
    <style:style style:name="T385" style:parent-style-name="Fonteparág.padrão" style:family="text">
      <style:text-properties fo:color="#0070C0"/>
    </style:style>
    <style:style style:name="T386" style:parent-style-name="Fonteparág.padrão" style:family="text">
      <style:text-properties fo:color="#0070C0" style:font-size-complex="12pt"/>
    </style:style>
    <style:style style:name="T387" style:parent-style-name="Fonteparág.padrão" style:family="text">
      <style:text-properties fo:color="#0070C0"/>
    </style:style>
    <style:style style:name="T388" style:parent-style-name="Fonteparág.padrão" style:family="text">
      <style:text-properties fo:color="#0070C0" style:font-size-complex="12pt"/>
    </style:style>
    <style:style style:name="P389" style:parent-style-name="Normal" style:family="paragraph">
      <style:text-properties fo:color="#FF0000" style:font-size-complex="12pt"/>
    </style:style>
    <style:style style:name="P390" style:parent-style-name="Normal" style:family="paragraph">
      <style:text-properties fo:color="#0070C0" style:font-size-complex="12pt"/>
    </style:style>
    <style:style style:name="P391" style:parent-style-name="Normal" style:family="paragraph">
      <style:text-properties fo:color="#0070C0" style:font-size-complex="12pt"/>
    </style:style>
    <style:style style:name="P392" style:parent-style-name="Normal" style:family="paragraph">
      <style:text-properties fo:color="#FF0000" style:font-size-complex="12pt"/>
    </style:style>
    <style:style style:name="P393" style:parent-style-name="Título1" style:family="paragraph">
      <style:paragraph-properties fo:break-before="page"/>
    </style:style>
    <style:style style:name="T394" style:parent-style-name="Fonteparág.padrão" style:family="text">
      <style:text-properties fo:font-weight="bold" style:font-weight-asian="bold" fo:color="#0070C0"/>
    </style:style>
    <style:style style:name="T395" style:parent-style-name="Fonteparág.padrão" style:family="text">
      <style:text-properties fo:color="#0070C0"/>
    </style:style>
    <style:style style:name="T396" style:parent-style-name="Fonteparág.padrão" style:family="text">
      <style:text-properties fo:color="#0070C0" style:text-underline-type="single" style:text-underline-style="solid" style:text-underline-width="auto" style:text-underline-mode="continuous"/>
    </style:style>
    <style:style style:name="T397" style:parent-style-name="Fonteparág.padrão" style:family="text">
      <style:text-properties fo:color="#0070C0"/>
    </style:style>
    <style:style style:name="T398" style:parent-style-name="Fonteparág.padrão" style:family="text">
      <style:text-properties fo:font-weight="bold" style:font-weight-asian="bold" fo:color="#0070C0"/>
    </style:style>
    <style:style style:name="T399" style:parent-style-name="Fonteparág.padrão" style:family="text">
      <style:text-properties fo:color="#0070C0"/>
    </style:style>
    <style:style style:name="T400" style:parent-style-name="Fonteparág.padrão" style:family="text">
      <style:text-properties fo:color="#0070C0"/>
    </style:style>
    <style:style style:name="T401" style:parent-style-name="Fonteparág.padrão" style:family="text">
      <style:text-properties fo:font-weight="bold" style:font-weight-asian="bold" fo:color="#0070C0"/>
    </style:style>
    <style:style style:name="T402" style:parent-style-name="Fonteparág.padrão" style:family="text">
      <style:text-properties fo:color="#0070C0"/>
    </style:style>
    <style:style style:name="T403" style:parent-style-name="Fonteparág.padrão" style:family="text">
      <style:text-properties fo:font-weight="bold" style:font-weight-asian="bold" fo:color="#0070C0"/>
    </style:style>
    <style:style style:name="T404" style:parent-style-name="Fonteparág.padrão" style:family="text">
      <style:text-properties fo:color="#0070C0"/>
    </style:style>
    <style:style style:name="T405" style:parent-style-name="Fonteparág.padrão" style:family="text">
      <style:text-properties fo:color="#0070C0"/>
    </style:style>
    <style:style style:name="T406" style:parent-style-name="Fonteparág.padrão" style:family="text">
      <style:text-properties fo:font-weight="bold" style:font-weight-asian="bold" fo:color="#0070C0"/>
    </style:style>
    <style:style style:name="T407" style:parent-style-name="Fonteparág.padrão" style:family="text">
      <style:text-properties fo:color="#0070C0"/>
    </style:style>
    <style:style style:name="P408" style:parent-style-name="Normal" style:family="paragraph">
      <style:text-properties fo:color="#0070C0" fo:language="en" fo:country="US"/>
    </style:style>
    <style:style style:name="P409"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410" style:parent-style-name="Normal" style:family="paragraph">
      <style:text-properties fo:color="#FF0000" fo:language="en" fo:country="US"/>
    </style:style>
    <style:style style:name="P411" style:parent-style-name="Título1" style:family="paragraph">
      <style:paragraph-properties fo:break-before="page"/>
    </style:style>
    <style:style style:name="T412" style:parent-style-name="Fonteparág.padrão" style:family="text">
      <style:text-properties fo:color="#000000"/>
    </style:style>
    <style:style style:name="T413" style:parent-style-name="Fonteparág.padrão" style:family="text">
      <style:text-properties fo:font-weight="bold" style:font-weight-asian="bold" fo:color="#0070C0"/>
    </style:style>
    <style:style style:name="T414" style:parent-style-name="Fonteparág.padrão" style:family="text">
      <style:text-properties fo:color="#0070C0"/>
    </style:style>
    <style:style style:name="T415" style:parent-style-name="Fonteparág.padrão" style:family="text">
      <style:text-properties fo:color="#0070C0"/>
    </style:style>
    <style:style style:name="T416" style:parent-style-name="Fonteparág.padrão" style:family="text">
      <style:text-properties fo:font-weight="bold" style:font-weight-asian="bold" fo:color="#0070C0"/>
    </style:style>
    <style:style style:name="T417" style:parent-style-name="Fonteparág.padrão" style:family="text">
      <style:text-properties fo:color="#0070C0"/>
    </style:style>
    <style:style style:name="T418" style:parent-style-name="Fonteparág.padrão" style:family="text">
      <style:text-properties fo:font-weight="bold" style:font-weight-asian="bold" fo:color="#0070C0"/>
    </style:style>
    <style:style style:name="T419" style:parent-style-name="Fonteparág.padrão" style:family="text">
      <style:text-properties fo:color="#0070C0"/>
    </style:style>
    <style:style style:name="T420" style:parent-style-name="Fonteparág.padrão" style:family="text">
      <style:text-properties fo:color="#0070C0"/>
    </style:style>
    <style:style style:name="P421" style:parent-style-name="Título1" style:family="paragraph">
      <style:paragraph-properties fo:break-before="page"/>
    </style:style>
    <style:style style:name="T422" style:parent-style-name="Fonteparág.padrão" style:family="text">
      <style:text-properties fo:color="#000000"/>
    </style:style>
    <style:style style:name="T423" style:parent-style-name="Fonteparág.padrão" style:family="text">
      <style:text-properties fo:font-weight="bold" style:font-weight-asian="bold" fo:color="#0070C0"/>
    </style:style>
    <style:style style:name="T424" style:parent-style-name="Fonteparág.padrão" style:family="text">
      <style:text-properties fo:color="#0070C0"/>
    </style:style>
    <style:style style:name="T425" style:parent-style-name="Fonteparág.padrão" style:family="text">
      <style:text-properties fo:font-weight="bold" style:font-weight-asian="bold" fo:color="#0070C0"/>
    </style:style>
    <style:style style:name="T426" style:parent-style-name="Fonteparág.padrão" style:family="text">
      <style:text-properties fo:color="#0070C0"/>
    </style:style>
    <style:style style:name="T427" style:parent-style-name="Fonteparág.padrão" style:family="text">
      <style:text-properties fo:color="#0070C0"/>
    </style:style>
    <style:style style:name="T428" style:parent-style-name="Fonteparág.padrão" style:family="text">
      <style:text-properties fo:font-weight="bold" style:font-weight-asian="bold" fo:color="#0070C0"/>
    </style:style>
    <style:style style:name="T429" style:parent-style-name="Fonteparág.padrão" style:family="text">
      <style:text-properties fo:color="#0070C0"/>
    </style:style>
    <style:style style:name="T430" style:parent-style-name="Fonteparág.padrão" style:family="text">
      <style:text-properties fo:font-weight="bold" style:font-weight-asian="bold" fo:color="#0070C0"/>
    </style:style>
    <style:style style:name="T431" style:parent-style-name="Fonteparág.padrão" style:family="text">
      <style:text-properties fo:color="#0070C0"/>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7">Métodos de aprendizado de máquina baseados em deep learning têm se mostrado eficazes em diversas tarefas como<text:s/></text:span><text:span text:style-name="T288">análise de sinais de áudio, previsão de séries temporais, processamento de linguagem natural e, especialmente, em classificação de imagens, que é o foco deste trabalho.</text:span></text:p>
      <text:p text:style-name="Normal"><text:span text:style-name="T289">Redes Neurais Convolucionais (CNNs) têm sido o modelo de d</text:span><text:span text:style-name="T290">eep learning mais utilizado n</text:span><text:span text:style-name="T291">esse tipo de problema. Embora LeCun et al. (1998) tenha atingido resultados importantes com a rede LeNet-5, foi somente a partir dos últimos anos que tais modelos ganharam notabilidade, principalmente com a apresentação da rede AlexNet (</text:span><text:span text:style-name="T292">KRIZHEVSKY;<text:s/></text:span><text:span text:style-name="T293">SUTSKEV</text:span><text:span text:style-name="T294">ER; HINTON, 2012) e seu notável desempenho na competição ImageNet em 2012.</text:span><text:span text:style-name="T295"><text:s/>Além do mais, avanços em tecnologia de fabricação de hardware de processamento paralelo, como as GPUs, tornaram viáveis os treinamentos de modelos cada vez maiores e sofisticados.</text:span></text:p>
      <text:p text:style-name="Normal"><text:span text:style-name="T296">S</text:span><text:span text:style-name="T297">imultaneamente, observa-se, ao longo da última década, uma popularização do uso de dispositivos móveis, como<text:s/></text:span><text:span text:style-name="T298">smartphones</text:span><text:span text:style-name="T299"><text:s/>e<text:s/></text:span><text:span text:style-name="T300">tablets,<text:s/></text:span><text:span text:style-name="T301">bem como seus diversos aplicativos. É possível encontrar nas lojas Google Play e App Store diversos aplicativos que utilizam</text:span><text:span text:style-name="T302"><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3">à internet, visto que o processo de identificação ocorre em servidor remoto.</text:span></text:p>
      <text:p text:style-name="P304">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5"/>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6">Descreva a organização do restante da monografia, por exemplo, dizendo o que o leitor espera encontrar nos próximos capítulos. Indique também a existência de apêndices e anexos, se houver.</text:p>
      <text:p text:style-name="P307"/>
      <text:h text:style-name="P308"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09">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0">backpropagation</text:span>, conferindo às Redes Neurais a habilidade de resolver problemas não lineares, reavivando interesses na área.</text:p>
      <text:soft-page-break/>
      <text:p text:style-name="Normal"><text:span text:style-name="T311">Uma das primeiras Redes Neurais Convolucionais foi introduzida por LeCun et al. (1998), denominada</text:span><text:span text:style-name="T312"><text:s/>LeNet-5, a qual obteve resultados notáveis em classificação da imagens de dígitos manuscritos, utilizando o conjunto da dados MNIST. <text:s/>A partir de meados da década de 2000, o termo<text:s/></text:span><text:span text:style-name="T313">deep learning</text:span><text:span text:style-name="T314"><text:s/>começou a ganhar popularidade, principalmente com as criação<text:s/></text:span><text:span text:style-name="T315">das redes profundas de treinamento não supervisionado (HINTON; OSINDERO; TEH, 2006) e as redes<text:s/></text:span><text:span text:style-name="T316">autoencoder<text:s/></text:span><text:span text:style-name="T317">(HINTON; SALAKHUTDINOV, 2006).</text:span></text:p>
      <text:p text:style-name="Normal"><text:span text:style-name="T318">A partir de então, redes cada vez maiores e mais profundas tem sido implementadas. Em 2012,<text:s/></text:span><text:span text:style-name="T319">a rede AlexNet<text:s/></text:span><text:span text:style-name="T320">(</text:span><text:span text:style-name="T321">KRIZHEVSKY</text:span><text:span text:style-name="T322">;<text:s/></text:span><text:span text:style-name="T323">SUTSKEVER; HINTON, 2012)</text:span><text:span text:style-name="T324"><text:s/>venceu o concurso ILSVRC (</text:span><text:span text:style-name="T325">ImageNet Large-Scale Visual Recognition Challenge</text:span><text:span text:style-name="T326">) por uma grande margem. Tal fato destacou o poder das redes convolucionais como modelo deep learning, servindo de base para diversas outras arquiteturas<text:s/></text:span><text:span text:style-name="T327">de redes que surgiriam. <text:s/></text:span></text:p>
      <text:h text:style-name="Título2" text:outline-level="2">2.3 Redes Convolucionais</text:h>
      <text:p text:style-name="P328"><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29"><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0"><text:span text:style-name="T331">O treinamento da rede corresponde a encontrar valores para os filtros que melhor servirão para agrupar as imagens em suas respectivas classes, utilizando para isso uma variação do algoritmo<text:s/></text:span><text:span text:style-name="T332">backpropagation<text:s/></text:span><text:span text:style-name="T333">(PATTANAYAK, 20</text:span><text:span text:style-name="T334">17). Além disso, normalmente após cada camada de convolução, aplica-se uma camada de<text:s/></text:span><text:span text:style-name="T335">pooling</text:span><text:span text:style-name="T336"><text:s/>responsável por diminuir as dimensões dos dados de entrada.</text:span></text:p>
      <text:soft-page-break/>
      <text:p text:style-name="P337"><text:span text:style-name="T338">Camadas de convolução e<text:s/></text:span><text:span text:style-name="T339">pooling<text:s/></text:span><text:span text:style-name="T340">podem ser arranjadas de maneira sequencial, com a saída de uma<text:s/></text:span><text:span text:style-name="T341">correspondendo à entrada da próxima, permitindo a obtenção de mapas de características que comtemplam atributos cada vez mais complexos e abstratos, conforme sua profundidade na rede. Essas sucessivas representações dos dados de entrada, organizadas <text:s/>dessa</text:span><text:span text:style-name="T342"><text:s/>maneira hierárquica, conferem o aspecto deep learning a esse tipo de modelo.</text:span></text:p>
      <text:p text:style-name="P343"><text:span text:style-name="T344">[imagem]</text:span></text:p>
      <text:h text:style-name="P345"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46">(HOWARD et al., 2017), que apresenta algumas variantes relacionadas aos tamanhos dos mapas de atributos em cada camada de convolução</text:span><text:span text:style-name="T347">,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348"/>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tab/><text:span text:style-name="T349">Modelos deep learning normalmente possuem milhares ou milhões de parâmetros a serem treinados, o que demanda grande quantidade de tempo e pr</text:span><text:span text:style-name="T350">ocessamento caso o treinamento seja executado a partir do zero, ou seja, com tais parâmetros iniciados de maneira aleatória. No âmbito de classificação de imagens e redes convolucionais, uma determinada rede já treinada com um extenso conjunto de imagens p</text:span><text:span text:style-name="T351">oder ser reutilizada, a partir do ponto onde parou, em um novo treinamento com outro conjunto de imagens.</text:span></text:h>
      <text:h text:style-name="P352" text:outline-level="2"><text:s/>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Oquab et al.<text:s/><text:soft-page-break/>(2014) obteve resultados melhores ao utilizar tal técnica,<text:s/>quando comparada ao treinamento realizado a partir do zero.</text:h>
      <text:h text:style-name="Título2"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53">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67">Este capítulo não deve ultrapassar o total de 9 páginas.</text:p>
      <text:h text:style-name="Título2"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68">Neste capítulo o projeto deve ser detalhadamente descrito, de modo que o leitor identifique todos os passos da metodologia adotada, bem como todos<text:s/>os recursos e técnicas utilizados. Além disso, e quando for o caso, os resultados e sua avaliação devem ser descritos e analisados.</text:p>
      <text:p text:style-name="P369">Em particular, nesta seção (Considerações Iniciais), deve-se descrever sucintamente o que será apresentado neste capítulo.</text:p>
      <text:p text:style-name="P370">As seções a seguir podem ser organizadas da forma que melhor se adeque à sua monografia, contudo, são sugeridas as seguintes.</text:p>
      <text:h text:style-name="Título2"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P371"/>
      <text:p text:style-name="P372">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73">Nesta seção o aluno deve descrever em detalhes cada etapa da metodologia descrita na seção anterior. Identifique todos os recursos/técnicas/sistemas utilizados em cada etapa. Pode ser necessário criar várias subseções para acomodar todas as atividades realizadas.</text:p>
      <text:p text:style-name="P374"/>
      <text:h text:style-name="Título2"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p text:style-name="P375">Nesta seção, descreva o processo de obtenção dos resultados obtidos e analise-os à<text:s/>luz dos objetivos iniciais, bem como dos eventuais usuários (humanos ou não) de tais resultados. Preferencialmente, utilize critérios estabelecidos na área de pesquisa de seu projeto. Discuta sobre critérios utilizados para a validação do sistema, bem como<text:s/>os testes utilizados (se for o caso).</text:p>
      <text:p text:style-name="P376"/>
      <text:h text:style-name="Título2" text:outline-level="2"><text:bookmark-start text:name="_Toc238540351"/><text:bookmark-start text:name="_Toc240449908"/><text:bookmark-start text:name="_Toc240451403"/><text:bookmark-start text:name="_Toc240451566"/><text:bookmark-start text:name="_Toc240451736"/>3.5. Dificuldades, Limitações<text:bookmark-end text:name="_Toc238540351"/><text:s/>e Trabalhos Futuros<text:bookmark-end text:name="_Toc240449908"/><text:bookmark-end text:name="_Toc240451403"/><text:bookmark-end text:name="_Toc240451566"/><text:bookmark-end text:name="_Toc240451736"/></text:h>
      <text:p text:style-name="P377">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378"/>
      <text:h text:style-name="Título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379">Nesta seção o aluno deve apresentar uma conclusão sobre este capítulo e introduzir brevemente o capítulo seguinte.</text:p>
      <text:h text:style-name="Título1" text:outline-level="1"/>
      <text:h text:style-name="Título1" text:outline-level="1"/>
      <text:h text:style-name="P380"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381">Este capítulo não deve ultrapassar o total de 3 páginas.</text:p>
      <text:p text:style-name="Normal"><text:bookmark-start text:name="_Toc223880350"/><text:bookmark-start text:name="_Toc223880944"/><text:bookmark-start text:name="_Toc223965459"/><text:bookmark-start text:name="_Toc223965581"/><text:span text:style-name="T382">Neste<text:s/></text:span><text:span text:style-name="T383">capítulo, você deve expressar a sua visão crítica sobre alguns temas importantes. Resuma suas atividades realizadas, fazendo uma análise geral sobre quais os conhecimentos/disciplinas de graduação lhe foram mais úteis. Teça conclusões a respeito do trabalh</text:span><text:span text:style-name="T384">o desenvolvido</text:span><text:span text:style-name="T385">,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386">Nesta seção, o aluno deve destacar as<text:s/></text:span><text:span text:style-name="T387">principais contribuições do trabalho realizado.<text:s/></text:span><text:span text:style-name="T388">Apresente também as contribuições que o trabalho lhe proporcionou como profissional.</text:span></text:p>
      <text:p text:style-name="P389"/>
      <text:h text:style-name="Título2" text:outline-level="2"><text:bookmark-start text:name="_Toc238540355"/><text:bookmark-start text:name="_Toc240449912"/><text:bookmark-start text:name="_Toc240451407"/><text:bookmark-start text:name="_Toc240451570"/><text:bookmark-start text:name="_Toc240451740"/>4.2.<text:s/>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390">Coloque aqui as suas críticas ao curso de graduação, pontuando os pontos fracos, (e porque não) os fortes também, que limitaram (ou contribuíram para) suas ações no desenvolvimento do trabalho.</text:p>
      <text:p text:style-name="P391">Faça sugestões que<text:s/>você achar pertinente para a melhora do curso, disciplinas ou temas novos a serem abordados, etc.</text:p>
      <text:p text:style-name="P392"/>
      <text:h text:style-name="P393"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394">Observação 1:</text:span><text:span text:style-name="T395"><text:s/>É<text:s/></text:span><text:span text:style-name="T396">obrigatório</text:span><text:span text:style-name="T397"><text:s/>que a monografia tenha uma lista de referências que deve estar contida neste item.</text:span></text:p>
      <text:p text:style-name="Normal"><text:span text:style-name="T398">Observação 2:</text:span><text:span text:style-name="T399"><text:s/>As referências devem</text:span><text:span text:style-name="T400"><text:s/>estar em ordem alfabética pelo sobrenome do primeiro autor.</text:span></text:p>
      <text:p text:style-name="Normal"><text:span text:style-name="T401">Observação 3:</text:span><text:span text:style-name="T402"><text:s/>Todos os documentos referenciados nesse item (livros, artigos, relatórios técnicos, sites, entre outros) deverão ter sido citados no texto.</text:span></text:p>
      <text:p text:style-name="Normal"><text:span text:style-name="T403">Observação 4:</text:span><text:span text:style-name="T404"><text:s/>Todos as citações no decorr</text:span><text:span text:style-name="T405">er do texto deverão ser listadas neste item.</text:span></text:p>
      <text:p text:style-name="Normal"><text:span text:style-name="T406">Observação 5:</text:span><text:span text:style-name="T407"><text:s/>É obrigatório que a lista de referências esteja de acordo com a norma NBR-6023/2002 para referências bibliográficas.</text:span></text:p>
      <text:p text:style-name="P408">Exemplo:</text:p>
      <text:p text:style-name="P409">[Silva e Zhao 2012]SILVA, T. C.; ZHAO, L. Network-based high level data<text:s/>classification. Neural Networks and Learning Systems, IEEE Transactions on, 2012. v. 23, n. 6, p. 954–970, 2012.</text:p>
      <text:p text:style-name="P410"/>
      <text:h text:style-name="Título1" text:outline-level="1"><text:bookmark-start text:name="_Toc19248608"/></text:h>
      <text:h text:style-name="P411"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412">–<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413">Observação 1:</text:span><text:span text:style-name="T414"><text:s/>Apêndice consiste em um texto ou documento elaborado pelo autor, a fim de complementar sua<text:s/></text:span><text:span text:style-name="T415">argumentação, sem prejuízo da unidade nuclear do trabalho. Os apêndices são identificados por letras maiúsculas consecutivas, travessão e pelos respectivos títulos.</text:span></text:p>
      <text:p text:style-name="Normal"><text:span text:style-name="T416">Observação 2:</text:span><text:span text:style-name="T417"><text:s/>Elemento opcional.</text:span></text:p>
      <text:p text:style-name="Normal"><text:span text:style-name="T418">Observação 3:</text:span><text:span text:style-name="T419"><text:s/>Se houver mais apêndices, identifique-os com</text:span><text:span text:style-name="T420">o Apêndice B, Apêndice C e assim por diante.</text:span></text:p>
      <text:h text:style-name="P421"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422">–<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423">Observação 1:</text:span><text:span text:style-name="T424"><text:s/>Anexo consiste em um texto ou documento<text:s/></text:span><text:span text:style-name="T425">não elaborado pelo autor</text:span><text:span text:style-name="T426">, que serve de fundamentação, comprovação e ilustração. Os anexos são identificados por letras<text:s/></text:span><text:span text:style-name="T427">maiúsculas consecutivas, travessão e pelos respectivos títulos.</text:span></text:p>
      <text:p text:style-name="Normal"><text:span text:style-name="T428">Observação 2:</text:span><text:span text:style-name="T429"><text:s/>Elemento opcional.</text:span></text:p>
      <text:p text:style-name="Normal"><text:span text:style-name="T430">Observação 3:</text:span><text:span text:style-name="T431"><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7</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25T20:12:00Z</dc:date>
    <meta:print-date>2015-03-13T13:01:00Z</meta:print-date>
    <meta:template xlink:href="Normal" xlink:type="simple"/>
    <meta:editing-cycles>37</meta:editing-cycles>
    <meta:editing-duration>PT100560S</meta:editing-duration>
    <meta:document-statistic meta:page-count="25" meta:paragraph-count="38" meta:word-count="3033" meta:character-count="19376" meta:row-count="136" meta:non-whitespace-character-count="16381"/>
  </office:meta>
</office:document-meta>
</file>